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North Dakota State (15-8 (6-5 Summit))</text:p>
          </table:table-cell>
          <table:table-cell office:value-type="string">
            <text:p>21</text:p>
          </table:table-cell>
          <table:table-cell office:value-type="string">
            <text:p>14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enver (17-5 (8-2 Summit)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4</text:p>
          </table:table-cell>
          <table:table-cell office:value-type="string">
            <text:p>44</text:p>
          </table:table-cell>
          <table:table-cell office:value-type="string">
            <text:p>.29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11</text:p>
          </table:table-cell>
          <table:table-cell office:value-type="string">
            <text:p>35</text:p>
          </table:table-cell>
          <table:table-cell office:value-type="string">
            <text:p>-.08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37</text:p>
          </table:table-cell>
          <table:table-cell office:value-type="string">
            <text:p>.189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39</text:p>
          </table:table-cell>
          <table:table-cell office:value-type="string">
            <text:p>.41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7</text:p>
          </table:table-cell>
          <table:table-cell office:value-type="string">
            <text:p>.21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>
            <text:p>36</text:p>
          </table:table-cell>
          <table:table-cell office:value-type="string">
            <text:p>.389</text:p>
          </table:table-cell>
        </table:table-row>
      </table:table>
      <table:table table:name="Sheet 2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ssica Jorgense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.3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000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28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-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4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29</text:p>
          </table:table-cell>
          <table:table-cell office:value-type="string">
            <text:p>.03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6</text:p>
          </table:table-cell>
          <table:table-cell office:value-type="string">
            <text:p>19</text:p>
          </table:table-cell>
          <table:table-cell office:value-type="string">
            <text:p>116</text:p>
          </table:table-cell>
          <table:table-cell office:value-type="string">
            <text:p>.147</text:p>
          </table:table-cell>
          <table:table-cell office:value-type="string">
            <text:p>31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48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1.0</text:p>
          </table:table-cell>
        </table:table-row>
      </table:table>
      <table:table table:name="Sheet 3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.36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 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27</text:p>
          </table:table-cell>
          <table:table-cell office:value-type="string">
            <text:p>.37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37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.18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.40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8</text:p>
          </table:table-cell>
          <table:table-cell office:value-type="string">
            <text:p>10</text:p>
          </table:table-cell>
          <table:table-cell office:value-type="string">
            <text:p>112</text:p>
          </table:table-cell>
          <table:table-cell office:value-type="string">
            <text:p>.339</text:p>
          </table:table-cell>
          <table:table-cell office:value-type="string">
            <text:p>4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7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